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subtitle">
      <style:graphic-properties draw:fill-color="#ffffff" draw:auto-grow-height="true" fo:min-height="9.13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Jak uniknąć błędów z Reverse Proxy</text:p>
            <text:p/>
            <text:p/>
            <text:p/>
            <text:p text:style-name="P1"><text:span text:style-name="T1">Paweł Mali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2" draw:text-style-name="P2" draw:layer="layout" svg:width="25.2cm" svg:height="9.418cm" svg:x="1.4cm" svg:y="3.658cm" presentation:class="subtitle" presentation:user-transformed="true">
          <draw:text-box>
            <text:p/>
            <text:p>Celem prezentacji jest pokazanie jak unikać błędów.</text:p>
            <text:p/>
            <text:p/>
            <text:p/>
            <text:p/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Znaleziony i potwierdzony błąd na jednym z serwisów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Znaleziony i potwierdzony błąd na jednym z serwisów</text:p>
              </text:list-item>
              <text:list-item>
                <text:p>Wypłacona nagroda dla researchera bezpieczeństw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Znaleziony i potwierdzony błąd na jednym z serwisów</text:p>
              </text:list-item>
              <text:list-item>
                <text:p>Wypłacona nagroda dla researchera bezpieczeństwa</text:p>
              </text:list-item>
              <text:list-item>
                <text:p>Na wszelki wypadek sprawdzone wszystkie serwisy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Znaleziony i potwierdzony błąd na jednym z serwisów</text:p>
              </text:list-item>
              <text:list-item>
                <text:p>Wypłacona nagroda dla researchera bezpieczeństwa</text:p>
              </text:list-item>
              <text:list-item>
                <text:p>Na wszelki wypadek sprawdzone wszystkie serwisy</text:p>
              </text:list-item>
              <text:list-item>
                <text:p>Cechy wspóln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Znaleziony i potwierdzony błąd na jednym z serwisów</text:p>
              </text:list-item>
              <text:list-item>
                <text:p>Wypłacona nagroda dla researchera bezpieczeństwa</text:p>
              </text:list-item>
              <text:list-item>
                <text:p>Na wszelki wypadek sprawdzone wszystkie serwisy</text:p>
              </text:list-item>
              <text:list-item>
                <text:p>Cechy wspólne</text:p>
                <text:list>
                  <text:list-item>
                    <text:p>Laravel lub NodeJ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Znaleziony i potwierdzony błąd na jednym z serwisów</text:p>
              </text:list-item>
              <text:list-item>
                <text:p>Wypłacona nagroda dla researchera bezpieczeństwa</text:p>
              </text:list-item>
              <text:list-item>
                <text:p>Na wszelki wypadek sprawdzone wszystkie serwisy</text:p>
              </text:list-item>
              <text:list-item>
                <text:p>Cechy wspólne</text:p>
                <text:list>
                  <text:list-item>
                    <text:p>Laravel lub NodeJS</text:p>
                  </text:list-item>
                  <text:list-item>
                    <text:p>Rest API na froncie (widoki generowane client si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draw:frame presentation:style-name="pr6" draw:layer="layout" svg:width="19.5cm" svg:height="2.6cm" svg:x="1.4cm" svg:y="0.6cm" presentation:class="title">
          <draw:text-box>
            <text:p>Session excavation case study</text:p>
          </draw:text-box>
        </draw:frame>
        <draw:frame presentation:style-name="pr7" draw:text-style-name="P4" draw:layer="layout" svg:width="25.2cm" svg:height="9.134cm" svg:x="1.4cm" svg:y="3.8cm" presentation:class="subtitle">
          <draw:text-box>
            <text:list text:style-name="L1">
              <text:list-header>
                <text:p text:style-name="P3">Zróbmy z tego lesson learned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draw:frame presentation:style-name="pr6" draw:layer="layout" svg:width="19.5cm" svg:height="2.6cm" svg:x="1.4cm" svg:y="0.6cm" presentation:class="title">
          <draw:text-box>
            <text:p>Session excavation case study</text:p>
          </draw:text-box>
        </draw:frame>
        <draw:frame presentation:style-name="pr7" draw:text-style-name="P4" draw:layer="layout" svg:width="25.2cm" svg:height="9.134cm" svg:x="1.4cm" svg:y="3.8cm" presentation:class="subtitle">
          <draw:text-box>
            <text:list text:style-name="L1">
              <text:list-header>
                <text:p text:style-name="P3">Podsumowani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lidacja wejścia – nie tylko parametry ale też URI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lidacja wejścia – nie tylko parametry ale też URI</text:p>
              </text:list-item>
              <text:list-item>
                <text:p>Jeśli nie ma zasobu – HTTP 404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lidacja wejścia – nie tylko parametry ale też URI</text:p>
              </text:list-item>
              <text:list-item>
                <text:p>Jeśli nie ma zasobu – HTTP 404</text:p>
              </text:list-item>
              <text:list-item>
                <text:p>Zarządzanie cache - nagłów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lidacja wejścia – nie tylko parametry ale też URI</text:p>
              </text:list-item>
              <text:list-item>
                <text:p>Jeśli nie ma zasobu – HTTP 404</text:p>
              </text:list-item>
              <text:list-item>
                <text:p>Zarządzanie cache - nagłówki</text:p>
              </text:list-item>
              <text:list-item>
                <text:p>Testy na środowisku preprod, nie tylko na dev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lidacja wejścia – nie tylko parametry ale też URI</text:p>
              </text:list-item>
              <text:list-item>
                <text:p>Jeśli nie ma zasobu – HTTP 404</text:p>
              </text:list-item>
              <text:list-item>
                <text:p>Zarządzanie cache - nagłówki</text:p>
              </text:list-item>
              <text:list-item>
                <text:p>Testy na środowisku preprod, nie tylko na devce</text:p>
              </text:list-item>
              <text:list-item>
                <text:p>Testujemy także negatywne scenariusz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ession excavation case study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lidacja wejścia – nie tylko parametry ale też URI</text:p>
              </text:list-item>
              <text:list-item>
                <text:p>Jeśli nie ma zasobu – HTTP 404</text:p>
              </text:list-item>
              <text:list-item>
                <text:p>Zarządzanie cache - nagłówki</text:p>
              </text:list-item>
              <text:list-item>
                <text:p>Testy na środowisku preprod, nie tylko na devce</text:p>
              </text:list-item>
              <text:list-item>
                <text:p>Testujemy także negatywne scenariusze</text:p>
              </text:list-item>
              <text:list-item>
                <text:p>OWASP ASVS Twoim przyjacielem j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>
        <draw:frame presentation:style-name="pr6" draw:layer="layout" svg:width="19.5cm" svg:height="2.6cm" svg:x="1.4cm" svg:y="0.6cm" presentation:class="title">
          <draw:text-box>
            <text:p>Session excavation case study</text:p>
          </draw:text-box>
        </draw:frame>
        <draw:frame presentation:style-name="pr7" draw:text-style-name="P4" draw:layer="layout" svg:width="25.2cm" svg:height="9.134cm" svg:x="1.4cm" svg:y="3.8cm" presentation:class="subtitle">
          <draw:text-box>
            <text:list text:style-name="L1">
              <text:list-header>
                <text:p text:style-name="P3">Questions → contact Paweł Malita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0:09:46.155569272</meta:creation-date>
    <meta:editing-duration>PT11M29S</meta:editing-duration>
    <meta:editing-cycles>4</meta:editing-cycles>
    <meta:generator>LibreOffice/6.0.7.3$Linux_X86_64 LibreOffice_project/00m0$Build-3</meta:generator>
    <dc:title>Bright Blue</dc:title>
    <dc:date>2019-05-01T11:09:08.375788084</dc:date>
    <meta:document-statistic meta:object-count="90"/>
  </office:meta>
</office:document-meta>
</file>